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 style:list-style-name="WWNum1">
      <style:text-properties officeooo:paragraph-rsid="000c4372"/>
    </style:style>
    <style:style style:name="P2" style:family="paragraph" style:parent-style-name="List_20_Paragraph" style:list-style-name="WWNum1">
      <style:paragraph-properties fo:margin-top="0in" fo:margin-bottom="0in" loext:contextual-spacing="true"/>
      <style:text-properties officeooo:paragraph-rsid="000b2b63"/>
    </style:style>
    <style:style style:name="P3" style:family="paragraph" style:parent-style-name="List_20_Paragraph" style:list-style-name="WWNum1">
      <style:paragraph-properties fo:margin-top="0in" fo:margin-bottom="0in" loext:contextual-spacing="true"/>
      <style:text-properties officeooo:paragraph-rsid="000c4372"/>
    </style:style>
    <style:style style:name="P4" style:family="paragraph" style:parent-style-name="List_20_Paragraph" style:list-style-name="WWNum1">
      <style:paragraph-properties fo:margin-top="0in" fo:margin-bottom="0in" loext:contextual-spacing="true"/>
      <style:text-properties officeooo:paragraph-rsid="000cc129"/>
    </style:style>
    <style:style style:name="P5" style:family="paragraph" style:parent-style-name="List_20_Paragraph" style:list-style-name="Numbering_20_abc">
      <style:paragraph-properties fo:margin-top="0in" fo:margin-bottom="0in" loext:contextual-spacing="true"/>
      <style:text-properties officeooo:paragraph-rsid="000cc129"/>
    </style:style>
    <style:style style:name="P6" style:family="paragraph" style:parent-style-name="List_20_Paragraph" style:list-style-name="Numbering_20_ABC">
      <style:paragraph-properties fo:margin-top="0in" fo:margin-bottom="0in" loext:contextual-spacing="true"/>
      <style:text-properties officeooo:paragraph-rsid="000cc129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officeooo:paragraph-rsid="000b2b63"/>
    </style:style>
    <style:style style:name="P8" style:family="paragraph" style:parent-style-name="List_20_Paragraph" style:list-style-name="WWNum1" style:master-page-name="">
      <loext:graphic-properties draw:fill="none"/>
      <style:paragraph-properties fo:margin-left="0.9366in" fo:margin-right="0in" fo:margin-top="0in" fo:margin-bottom="0in" loext:contextual-spacing="true" fo:text-indent="-0.1252in" style:auto-text-indent="false" style:page-number="auto" fo:background-color="transparent"/>
      <style:text-properties officeooo:paragraph-rsid="000c4372"/>
    </style:style>
    <style:style style:name="P9" style:family="paragraph" style:parent-style-name="List_20_Paragraph" style:list-style-name="WWNum1">
      <loext:graphic-properties draw:fill="none"/>
      <style:paragraph-properties fo:margin-left="0.9366in" fo:margin-right="0in" fo:margin-top="0in" fo:margin-bottom="0in" loext:contextual-spacing="true" fo:text-indent="-0.1252in" style:auto-text-indent="false" fo:background-color="transparent"/>
      <style:text-properties officeooo:paragraph-rsid="000c4372"/>
    </style:style>
    <style:style style:name="P10" style:family="paragraph" style:parent-style-name="Standard">
      <style:paragraph-properties fo:text-align="center" style:justify-single-word="false"/>
      <style:text-properties officeooo:paragraph-rsid="000b2b63"/>
    </style:style>
    <style:style style:name="P11" style:family="paragraph" style:parent-style-name="Standard">
      <style:text-properties officeooo:paragraph-rsid="000b2b63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Calibri" fo:font-size="24pt" officeooo:paragraph-rsid="000b2b63" style:font-size-asian="24pt" style:font-size-complex="24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cc129" style:font-weight-asian="bold" style:font-weight-complex="bold"/>
    </style:style>
    <style:style style:name="T3" style:family="text">
      <style:text-properties fo:font-weight="bold" officeooo:rsid="000ebd4d" style:font-weight-asian="bold" style:font-weight-complex="bold"/>
    </style:style>
    <style:style style:name="T4" style:family="text">
      <style:text-properties fo:font-weight="bold" officeooo:rsid="000ebd4d" style:font-weight-asian="bold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text-underline-style="solid" style:text-underline-width="auto" style:text-underline-color="font-color" fo:font-weight="bold" officeooo:rsid="0010a05c" style:font-weight-asian="bold"/>
    </style:style>
    <style:style style:name="T8" style:family="text">
      <style:text-properties fo:font-weight="normal" style:font-weight-asian="normal"/>
    </style:style>
    <style:style style:name="T9" style:family="text">
      <style:text-properties fo:font-size="12pt" style:font-size-asian="12pt"/>
    </style:style>
    <style:style style:name="T10" style:family="text">
      <style:text-properties fo:font-size="12pt" fo:font-weight="bold" style:font-size-asian="12pt" style:font-weight-asian="bold"/>
    </style:style>
    <style:style style:name="T11" style:family="text">
      <style:text-properties fo:font-size="12pt" fo:font-weight="normal" style:font-size-asian="12pt" style:font-weight-asian="normal" style:font-weight-complex="normal"/>
    </style:style>
    <style:style style:name="T12" style:family="text">
      <style:text-properties officeooo:rsid="000cc129"/>
    </style:style>
    <style:style style:name="T13" style:family="text">
      <style:text-properties officeooo:rsid="000ebd4d"/>
    </style:style>
    <style:style style:name="T14" style:family="text">
      <style:text-properties officeooo:rsid="0010a0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THE STATE UNIVERSITY OF ZANZIBAR</text:span></text:p>
      <text:p text:style-name="P10"><text:span text:style-name="T5">Department of Computer Science and IT</text:span></text:p>
      <text:p text:style-name="P10"><text:span text:style-name="T1">Course Code: INF CS2106 ; Course Name: Data Structure and Algorithms</text:span></text:p>
      <text:p text:style-name="P11"><text:span text:style-name="T6">Mid Term Test <text:s/>TIME </text:span><text:span text:style-name="T7">90min</text:span><text:span text:style-name="T6"> <text:s text:c="13"/>Answer all Questions <text:s text:c="13"/>Date: </text:span><text:span text:style-name="T7">22</text:span><text:span text:style-name="T6"> <text:s/>January, 202</text:span><text:span text:style-name="T7">1</text:span></text:p>
      <text:p text:style-name="P7"/>
      <text:p text:style-name="P7"/>
      <text:list xml:id="list3522989534" text:style-name="WWNum1">
        <text:list-item>
          <text:p text:style-name="P4"><text:span text:style-name="T12">Multiple Choice Questions [6</text:span><text:span text:style-name="T2"> marks</text:span><text:span text:style-name="T12">]</text:span></text:p>
        </text:list-item>
      </text:list>
      <text:list xml:id="list3517904744" text:style-name="Numbering_20_abc">
        <text:list-item>
          <text:list>
            <text:list-item>
              <text:p text:style-name="P5">Consider the algorithm for determining whether a sequence of parentheses is balanced. The maximum number of parentheses that appear on the stack AT ANY TIME when the algorithm analyzes:”(()(())(()))” are:</text:p>
            </text:list-item>
          </text:list>
        </text:list-item>
      </text:list>
      <text:list xml:id="list3555822240" text:style-name="Numbering_20_ABC">
        <text:list-item>
          <text:list>
            <text:list-item>
              <text:list>
                <text:list-item>
                  <text:p text:style-name="P6">1</text:p>
                </text:list-item>
                <text:list-item>
                  <text:p text:style-name="P6">2 </text:p>
                </text:list-item>
                <text:list-item>
                  <text:p text:style-name="P6">3</text:p>
                </text:list-item>
                <text:list-item>
                  <text:p text:style-name="P6">4</text:p>
                </text:list-item>
              </text:list>
            </text:list-item>
          </text:list>
        </text:list-item>
      </text:list>
      <text:list xml:id="list140627664604073" text:continue-list="list3517904744" text:style-name="Numbering_20_abc">
        <text:list-item>
          <text:list>
            <text:list-item>
              <text:p text:style-name="P5">Which data structure is used for implementing recursion?</text:p>
            </text:list-item>
          </text:list>
        </text:list-item>
      </text:list>
      <text:list xml:id="list140626801704071" text:continue-list="list3555822240" text:style-name="Numbering_20_ABC">
        <text:list-item>
          <text:list>
            <text:list-item>
              <text:list>
                <text:list-item text:start-value="1">
                  <text:p text:style-name="P6">Queue </text:p>
                </text:list-item>
                <text:list-item>
                  <text:p text:style-name="P6">Stack </text:p>
                </text:list-item>
                <text:list-item>
                  <text:p text:style-name="P6">Array </text:p>
                </text:list-item>
                <text:list-item>
                  <text:p text:style-name="P6">Lis<text:span text:style-name="T12">t</text:span></text:p>
                </text:list-item>
              </text:list>
            </text:list-item>
          </text:list>
        </text:list-item>
      </text:list>
      <text:list xml:id="list140626339273711" text:continue-list="list140627664604073" text:style-name="Numbering_20_abc">
        <text:list-item>
          <text:list>
            <text:list-item>
              <text:p text:style-name="P5">Which data structure is needed to convert infix notation to postfix notation?</text:p>
            </text:list-item>
          </text:list>
        </text:list-item>
      </text:list>
      <text:list xml:id="list140626648982624" text:continue-list="list140626801704071" text:style-name="Numbering_20_ABC">
        <text:list-item>
          <text:list>
            <text:list-item>
              <text:list>
                <text:list-item text:start-value="1">
                  <text:p text:style-name="P6">Branch </text:p>
                </text:list-item>
                <text:list-item>
                  <text:p text:style-name="P6">Tree </text:p>
                </text:list-item>
                <text:list-item>
                  <text:p text:style-name="P6">Queue </text:p>
                </text:list-item>
                <text:list-item>
                  <text:p text:style-name="P6">Stack</text:p>
                </text:list-item>
              </text:list>
            </text:list-item>
          </text:list>
        </text:list-item>
      </text:list>
      <text:list xml:id="list140627012330401" text:continue-list="list140626339273711" text:style-name="Numbering_20_abc">
        <text:list-item>
          <text:list>
            <text:list-item>
              <text:p text:style-name="P5">If the elements “A”, “B”, “C” and “D” are placed in a queue and are deleted one at a time, in what order will they be removed?</text:p>
              <text:list>
                <text:list-item>
                  <text:p text:style-name="P5">ABCD </text:p>
                </text:list-item>
                <text:list-item>
                  <text:p text:style-name="P5">DCBA </text:p>
                </text:list-item>
                <text:list-item>
                  <text:p text:style-name="P5">DCAB </text:p>
                </text:list-item>
                <text:list-item>
                  <text:p text:style-name="P5"><text:span text:style-name="T12">ABDC</text:span></text:p>
                </text:list-item>
              </text:list>
            </text:list-item>
            <text:list-item>
              <text:p text:style-name="P5">Given the postfix expression 6 3 + 8 7 − ∗ what is the value of the expression after evaluation in its infix form</text:p>
              <text:list>
                <text:list-item>
                  <text:p text:style-name="P5">An integer between -5 and 5 </text:p>
                </text:list-item>
                <text:list-item>
                  <text:p text:style-name="P5">An integer between 5 and 10 </text:p>
                </text:list-item>
                <text:list-item>
                  <text:p text:style-name="P5">An integer between 10 and 15 </text:p>
                </text:list-item>
                <text:list-item>
                  <text:p text:style-name="P5">None of the above</text:p>
                </text:list-item>
              </text:list>
            </text:list-item>
            <text:list-item>
              <text:p text:style-name="P5">Why do we call data structures as Abstract Data Type (ADT)? </text:p>
              <text:list>
                <text:list-item>
                  <text:p text:style-name="P5">They have an array-based implementation </text:p>
                </text:list-item>
                <text:list-item>
                  <text:p text:style-name="P5">Their implementation is hidden/abstracted to the user and only the operations on ADTs matter </text:p>
                </text:list-item>
                <text:list-item>
                  <text:p text:style-name="P5">They implement an abstract interface </text:p>
                </text:list-item>
                <text:list-item>
                  <text:p text:style-name="P5"><text:span text:style-name="T12">None of the above</text:span></text:p>
                  <text:p text:style-name="P5"/>
                </text:list-item>
              </text:list>
            </text:list-item>
          </text:list>
        </text:list-item>
      </text:list>
      <text:list xml:id="list140626847880923" text:continue-list="list3522989534" text:style-name="WWNum1">
        <text:list-item>
          <text:p text:style-name="P3">Given two sorted stacks stack1 and stack2, implement a function mergeStacks that merges the content of stack1 and stack2 in a new stack result_stack in such a way that the result stack is also sorted (either descendinly or ascendingly).<text:span text:style-name="T8"> </text:span><text:span text:style-name="T1">[3 marks]</text:span></text:p>
          <text:p text:style-name="P3"><text:span text:style-name="T1"/></text:p>
        </text:list-item>
        <text:list-item>
          <text:p text:style-name="P3">Given two stacks stack1 and stack2, write a function isSimilar that checks whether the two stack are exactly similar and returns true if it is the case; otherwise, it return false. <text:span text:style-name="T1">[3 marks]</text:span></text:p>
          <text:p text:style-name="P3"><text:span text:style-name="T1"/></text:p>
        </text:list-item>
        <text:list-item>
          <text:p text:style-name="P1"><text:soft-page-break/><text:span text:style-name="T9">Write a C program to implement linear queue using array with following operations [</text:span><text:span text:style-name="T10">8 marks</text:span><text:span text:style-name="T9">]</text:span></text:p>
          <text:list>
            <text:list-item>
              <text:list>
                <text:list-item>
                  <text:p text:style-name="P8"><text:span text:style-name="T9">Enqueue</text:span></text:p>
                </text:list-item>
                <text:list-item>
                  <text:p text:style-name="P9"><text:span text:style-name="T9">Dequeue</text:span></text:p>
                </text:list-item>
                <text:list-item>
                  <text:p text:style-name="P9"><text:span text:style-name="T9">Count number of items </text:span></text:p>
                </text:list-item>
                <text:list-item>
                  <text:p text:style-name="P9"><text:span text:style-name="T11">Display (tail to head)</text:span><text:span text:style-name="T1"> </text:span></text:p>
                </text:list-item>
              </text:list>
            </text:list-item>
          </text:list>
          <text:p text:style-name="P3"><text:span text:style-name="T1"/></text:p>
        </text:list-item>
        <text:list-item>
          <text:p text:style-name="P3">Use the infix to postfix algorithm to transform the following expressions into its postifx form. Show the content of the stack and postfix list each time you scan a new token from the expression: [<text:span text:style-name="T1">2 marks</text:span>]</text:p>
          <text:list>
            <text:list-item>
              <text:p text:style-name="P3">A – (B / C + (D % E * F) / G)* H</text:p>
            </text:list-item>
          </text:list>
        </text:list-item>
        <text:list-item>
          <text:p text:style-name="P4">Assume a linked list that holds integers. Suppose that you want to count how many positive values are on the list. Write a function countPositive that returns the count of values. [<text:span text:style-name="T4">4</text:span><text:span text:style-name="T1"> marks</text:span>]</text:p>
        </text:list-item>
        <text:list-item>
          <text:p text:style-name="P4">Assume a linked list that holds at least 2 integers. Suppose that you want to insert a new node in the end of the list ONLY if its value is greater than the value of the last node of the list. Write a function insertWithCondition that performs the insertions. <text:span text:style-name="T12">[</text:span><text:span text:style-name="T3">4</text:span><text:span text:style-name="T2"> marks</text:span><text:span text:style-name="T12">]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9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983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839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83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83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83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839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83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839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8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983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839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83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83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83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839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83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839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8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983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839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83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83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83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839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83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839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8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839in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4839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83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83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83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839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83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839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8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83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839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83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83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83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839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83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839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8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83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839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83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83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83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839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83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839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8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22T11:37:38.950323550</meta:creation-date>
    <dc:date>2021-01-22T14:06:24.533519439</dc:date>
    <meta:editing-duration>PT27M43S</meta:editing-duration>
    <meta:editing-cycles>3</meta:editing-cycles>
    <meta:generator>LibreOffice/6.4.0.3$Linux_X86_64 LibreOffice_project/b0a288ab3d2d4774cb44b62f04d5d28733ac6df8</meta:generator>
    <meta:document-statistic meta:table-count="0" meta:image-count="0" meta:object-count="0" meta:page-count="2" meta:paragraph-count="46" meta:word-count="491" meta:character-count="2631" meta:non-whitespace-character-count="2180"/>
  </office:meta>
</office:document-meta>
</file>